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4C1000003FFB5D7D52D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127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78cm" svg:height="6.959cm" svg:x="0.321cm" svg:y="0.262cm">
          <draw:image xlink:href="Pictures/20000002000004C1000003FFB5D7D52D.eps" xlink:type="simple" xlink:show="embed" xlink:actuate="onLoad">
            <text:p/>
          </draw:image>
        </draw:frame>
        <draw:frame draw:style-name="gr2" draw:layer="layout" svg:width="0.937cm" svg:height="0.329cm" svg:x="0.381cm" svg:y="5.7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849cm" svg:height="0.582cm" svg:x="7.112cm" svg:y="0.942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7.152cm" svg:y="2.28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7.112cm" svg:y="3.74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7.112cm" svg:y="5.00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5.247cm" svg:y="0.942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5.247cm" svg:y="2.28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5.247cm" svg:y="3.73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5.247cm" svg:y="5.00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3.429cm" svg:y="0.94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3.429cm" svg:y="2.28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3.429cm" svg:y="3.73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3.429cm" svg:y="5.00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1.651cm" svg:y="0.942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1.651cm" svg:y="2.28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1.651cm" svg:y="3.736cm">
          <draw:text-box>
            <text:p><text:span text:style-name="T1">اکائی</text:span></text:p>
          </draw:text-box>
        </draw:frame>
        <draw:frame draw:style-name="gr3" draw:text-style-name="P2" draw:layer="layout" svg:width="0.849cm" svg:height="0.582cm" svg:x="1.632cm" svg:y="5.039cm">
          <draw:text-box>
            <text:p><text:span text:style-name="T1">اکائی</text:span></text:p>
          </draw:text-box>
        </draw:frame>
        <draw:frame draw:style-name="gr4" draw:text-style-name="P2" draw:layer="layout" svg:width="1.651cm" svg:height="0.582cm" svg:x="0.127cm" svg:y="0.381cm">
          <draw:text-box>
            <text:p><text:span text:style-name="T1">منتخب لفظ </text:span><text:span text:style-name="T1">3</text:span></text:p>
          </draw:text-box>
        </draw:frame>
        <draw:frame draw:style-name="gr4" draw:text-style-name="P2" draw:layer="layout" svg:width="1.651cm" svg:height="0.582cm" svg:x="0.127cm" svg:y="1.704cm">
          <draw:text-box>
            <text:p><text:span text:style-name="T1">منتخب لفظ </text:span><text:span text:style-name="T1">2</text:span></text:p>
          </draw:text-box>
        </draw:frame>
        <draw:frame draw:style-name="gr4" draw:text-style-name="P2" draw:layer="layout" svg:width="1.651cm" svg:height="0.582cm" svg:x="0.145cm" svg:y="3.165cm">
          <draw:text-box>
            <text:p><text:span text:style-name="T1">منتخب لفظ </text:span><text:span text:style-name="T1">1</text:span></text:p>
          </draw:text-box>
        </draw:frame>
        <draw:frame draw:style-name="gr4" draw:text-style-name="P2" draw:layer="layout" svg:width="1.651cm" svg:height="0.582cm" svg:x="0.127cm" svg:y="4.445cm">
          <draw:text-box>
            <text:p><text:span text:style-name="T1">منتخب لفظ </text:span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4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8T13:26:42</dc:date>
    <dc:creator>kkk </dc:creator>
    <meta:generator>LibreOffice/3.3$Linux LibreOffice_project/330m19$Build-401</meta:generator>
    <meta:editing-duration>PT9H49M16S</meta:editing-duration>
    <meta:editing-cycles>49</meta:editing-cycles>
    <meta:document-statistic meta:object-count="22"/>
  </office:meta>
</office:document-meta>
</file>

<file path=Object 1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